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es" table:style-name="ta1">
        <table:table-column table:style-name="co1" table:number-columns-repeated="4" table:default-cell-style-name="Default"/>
        <table:table-row table:style-name="ro1">
          <table:table-cell table:formula="of:=[o.C1]/1E+015" office:value-type="float" office:value="2.67852921964906" calcext:value-type="float">
            <text:p>2.6785292196</text:p>
          </table:table-cell>
          <table:table-cell table:formula="of:=[o.D1]" office:value-type="float" office:value="6.93321" calcext:value-type="float">
            <text:p>6.93321</text:p>
          </table:table-cell>
          <table:table-cell table:formula="of:=[o.G1]/1E+015" office:value-type="float" office:value="0.0000190441770292763" calcext:value-type="float">
            <text:p>1.90441770292763E-00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formula="of:=[o.C2]/1E+015" office:value-type="float" office:value="2.8544716461789" calcext:value-type="float">
            <text:p>2.8544716462</text:p>
          </table:table-cell>
          <table:table-cell table:formula="of:=[o.D2]" office:value-type="float" office:value="7.03836" calcext:value-type="float">
            <text:p>7.03836</text:p>
          </table:table-cell>
          <table:table-cell table:formula="of:=[o.G2]/1E+015" office:value-type="float" office:value="0.0000216282260524697" calcext:value-type="float">
            <text:p>2.16282260524697E-005</text:p>
          </table:table-cell>
          <table:table-cell table:formula="of:=[o.E2]" office:value-type="float" office:value="0.1793" calcext:value-type="float">
            <text:p>0.1793</text:p>
          </table:table-cell>
        </table:table-row>
        <table:table-row table:style-name="ro1">
          <table:table-cell table:formula="of:=[o.C3]/1E+015" office:value-type="float" office:value="2.97367646438857" calcext:value-type="float">
            <text:p>2.9736764644</text:p>
          </table:table-cell>
          <table:table-cell table:formula="of:=[o.D3]" office:value-type="float" office:value="7.32805" calcext:value-type="float">
            <text:p>7.32805</text:p>
          </table:table-cell>
          <table:table-cell table:formula="of:=[o.G3]/1E+015" office:value-type="float" office:value="0.0000234723657760976" calcext:value-type="float">
            <text:p>2.34723657760976E-005</text:p>
          </table:table-cell>
          <table:table-cell table:formula="of:=[o.E3]" office:value-type="float" office:value="0.1326" calcext:value-type="float">
            <text:p>0.1326</text:p>
          </table:table-cell>
        </table:table-row>
        <table:table-row table:style-name="ro1">
          <table:table-cell table:formula="of:=[o.C4]/1E+015" office:value-type="float" office:value="3.06630826811918" calcext:value-type="float">
            <text:p>3.0663082681</text:p>
          </table:table-cell>
          <table:table-cell table:formula="of:=[o.D4]" office:value-type="float" office:value="7.61901" calcext:value-type="float">
            <text:p>7.61901</text:p>
          </table:table-cell>
          <table:table-cell table:formula="of:=[o.G4]/1E+015" office:value-type="float" office:value="0.0000249574989347262" calcext:value-type="float">
            <text:p>2.49574989347262E-005</text:p>
          </table:table-cell>
          <table:table-cell table:formula="of:=[o.E4]" office:value-type="float" office:value="0.1463" calcext:value-type="float">
            <text:p>0.1463</text:p>
          </table:table-cell>
        </table:table-row>
        <table:table-row table:style-name="ro1">
          <table:table-cell table:formula="of:=[o.C5]/1E+015" office:value-type="float" office:value="3.16855413351639" calcext:value-type="float">
            <text:p>3.1685541335</text:p>
          </table:table-cell>
          <table:table-cell table:formula="of:=[o.D5]" office:value-type="float" office:value="7.76" calcext:value-type="float">
            <text:p>7.76</text:p>
          </table:table-cell>
          <table:table-cell table:formula="of:=[o.G5]/1E+015" office:value-type="float" office:value="0.0000266496614160236" calcext:value-type="float">
            <text:p>2.66496614160236E-005</text:p>
          </table:table-cell>
          <table:table-cell table:formula="of:=[o.E5]" office:value-type="float" office:value="0.09502" calcext:value-type="float">
            <text:p>0.09502</text:p>
          </table:table-cell>
        </table:table-row>
      </table:table>
      <table:table table:name="o" table:style-name="ta1">
        <table:shapes>
          <draw:frame draw:z-index="0" draw:style-name="gr1" draw:text-style-name="P1" svg:width="15.999cm" svg:height="8.999cm" svg:x="18.621cm" svg:y="0.632cm">
            <draw:object draw:notify-on-update-of-ranges="o.C1:o.C6 o.D1:o.D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32.41" calcext:value-type="float">
            <text:p>7032.41</text:p>
          </table:table-cell>
          <table:table-cell table:formula="of:=2*3.141592653*299792458/([.B1]*0.0000000001)" office:value-type="float" office:value="2.67852921964906E+015" calcext:value-type="float">
            <text:p>2678529219649060</text:p>
          </table:table-cell>
          <table:table-cell office:value-type="float" office:value="6.93321" calcext:value-type="float">
            <text:p>6.93321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table:formula="of:=[.C1]*[.F1]/[.B1]" office:value-type="float" office:value="19044177029.2763" calcext:value-type="float">
            <text:p>19044177029.27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98.95" calcext:value-type="float">
            <text:p>6598.95</text:p>
          </table:table-cell>
          <table:table-cell table:formula="of:=2*3.141592653*299792458/([.B2]*0.0000000001)" office:value-type="float" office:value="2.8544716461789E+015" calcext:value-type="float">
            <text:p>2854471646178900</text:p>
          </table:table-cell>
          <table:table-cell office:value-type="float" office:value="7.03836" calcext:value-type="float">
            <text:p>7.03836</text:p>
          </table:table-cell>
          <table:table-cell office:value-type="float" office:value="0.1793" calcext:value-type="float">
            <text:p>0.1793</text:p>
          </table:table-cell>
          <table:table-cell office:value-type="float" office:value="0.05" calcext:value-type="float">
            <text:p>0.05</text:p>
          </table:table-cell>
          <table:table-cell table:formula="of:=[.C2]*[.F2]/[.B2]" office:value-type="float" office:value="21628226052.4697" calcext:value-type="float">
            <text:p>21628226052.46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34.42" calcext:value-type="float">
            <text:p>6334.42</text:p>
          </table:table-cell>
          <table:table-cell table:formula="of:=2*3.141592653*299792458/([.B3]*0.0000000001)" office:value-type="float" office:value="2.97367646438857E+015" calcext:value-type="float">
            <text:p>2973676464388570</text:p>
          </table:table-cell>
          <table:table-cell office:value-type="float" office:value="7.32805" calcext:value-type="float">
            <text:p>7.32805</text:p>
          </table:table-cell>
          <table:table-cell office:value-type="float" office:value="0.1326" calcext:value-type="float">
            <text:p>0.1326</text:p>
          </table:table-cell>
          <table:table-cell office:value-type="float" office:value="0.05" calcext:value-type="float">
            <text:p>0.05</text:p>
          </table:table-cell>
          <table:table-cell table:formula="of:=[.C3]*[.F3]/[.B3]" office:value-type="float" office:value="23472365776.0976" calcext:value-type="float">
            <text:p>23472365776.09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143.06" calcext:value-type="float">
            <text:p>6143.06</text:p>
          </table:table-cell>
          <table:table-cell table:formula="of:=2*3.141592653*299792458/([.B4]*0.0000000001)" office:value-type="float" office:value="3.06630826811918E+015" calcext:value-type="float">
            <text:p>3066308268119180</text:p>
          </table:table-cell>
          <table:table-cell office:value-type="float" office:value="7.61901" calcext:value-type="float">
            <text:p>7.61901</text:p>
          </table:table-cell>
          <table:table-cell office:value-type="float" office:value="0.1463" calcext:value-type="float">
            <text:p>0.1463</text:p>
          </table:table-cell>
          <table:table-cell office:value-type="float" office:value="0.05" calcext:value-type="float">
            <text:p>0.05</text:p>
          </table:table-cell>
          <table:table-cell table:formula="of:=[.C4]*[.F4]/[.B4]" office:value-type="float" office:value="24957498934.7262" calcext:value-type="float">
            <text:p>24957498934.72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944.83" calcext:value-type="float">
            <text:p>5944.83</text:p>
          </table:table-cell>
          <table:table-cell table:formula="of:=2*3.141592653*299792458/([.B5]*0.0000000001)" office:value-type="float" office:value="3.16855413351639E+015" calcext:value-type="float">
            <text:p>3168554133516390</text:p>
          </table:table-cell>
          <table:table-cell office:value-type="float" office:value="7.76" calcext:value-type="float">
            <text:p>7.76</text:p>
          </table:table-cell>
          <table:table-cell office:value-type="float" office:value="0.09502" calcext:value-type="float">
            <text:p>0.09502</text:p>
          </table:table-cell>
          <table:table-cell office:value-type="float" office:value="0.05" calcext:value-type="float">
            <text:p>0.05</text:p>
          </table:table-cell>
          <table:table-cell table:formula="of:=[.C5]*[.F5]/[.B5]" office:value-type="float" office:value="26649661416.0236" calcext:value-type="float">
            <text:p>26649661416.023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400.56" calcext:value-type="float">
            <text:p>5400.56</text:p>
          </table:table-cell>
          <table:table-cell table:formula="of:=2*3.141592653*299792458/([.B6]*0.0000000001)" office:value-type="float" office:value="3.4878819362348E+015" calcext:value-type="float">
            <text:p>348788193623480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a, A</text:p>
          </table:table-cell>
          <table:table-cell office:value-type="string" calcext:value-type="string">
            <text:p>Omega, s^-1</text:p>
          </table:table-cell>
          <table:table-cell office:value-type="string" calcext:value-type="string">
            <text:p>V0, В</text:p>
          </table:table-cell>
          <table:table-cell office:value-type="string" calcext:value-type="string">
            <text:p>sV0, В</text:p>
          </table:table-cell>
          <table:table-cell office:value-type="string" calcext:value-type="string">
            <text:p>sla, A</text:p>
          </table:table-cell>
          <table:table-cell office:value-type="string" calcext:value-type="string">
            <text:p>Somega, s^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00/00/0000</text:date>, <text:time style:data-style-name="N2" text:time-value="08:55:39.1073028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7T13:24:44.312377603</meta:creation-date>
    <dc:date>2014-11-28T08:55:52.838163388</dc:date>
    <meta:editing-duration>PT1H32M53S</meta:editing-duration>
    <meta:editing-cycles>10</meta:editing-cycles>
    <meta:generator>LibreOffice/4.2.6.2$Linux_X86_64 LibreOffice_project/420m0$Build-2</meta:generator>
    <meta:document-statistic meta:table-count="2" meta:cell-count="6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04cm" svg:y="3.952cm" style:legend-expansion="high" chart:style-name="ch2"/>
        <chart:plot-area chart:style-name="ch3" table:cell-range-address="o.C1:o.D6" svg:x="0.77cm" svg:y="0.855cm" svg:width="10.494cm" svg:height="7.545cm">
          <chartooo:coordinate-region svg:x="2.252cm" svg:y="1.054cm" svg:width="7.529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.D1:o.D6" chart:class="chart:scatter">
            <chart:domain table:cell-range-address="o.C1:o.C6"/>
            <chart:regression-curve chart:style-name="ch7">
              <chart:equation chart:display-equation="true" chart:display-r-square="false"/>
            </chart:regression-curve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67852921964906E+015">
                <text:p>2.67852921964906E+015</text:p>
                <draw:g>
                  <svg:desc>o.C1:o.C6</svg:desc>
                </draw:g>
              </table:table-cell>
              <table:table-cell office:value-type="float" office:value="6.93321">
                <text:p>6.93321</text:p>
                <draw:g>
                  <svg:desc>o.D1:o.D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8544716461789E+015">
                <text:p>2.8544716461789E+015</text:p>
              </table:table-cell>
              <table:table-cell office:value-type="float" office:value="7.03836">
                <text:p>7.038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97367646438857E+015">
                <text:p>2.97367646438857E+015</text:p>
              </table:table-cell>
              <table:table-cell office:value-type="float" office:value="7.32805">
                <text:p>7.328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06630826811918E+015">
                <text:p>3.06630826811918E+015</text:p>
              </table:table-cell>
              <table:table-cell office:value-type="float" office:value="7.61901">
                <text:p>7.619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16855413351639E+015">
                <text:p>3.16855413351639E+015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4878819362348E+015">
                <text:p>3.4878819362348E+01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